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305cm" svg:stroke-color="#ffffff" draw:fill="none" draw:textarea-vertical-align="middle" fo:padding-top="0.277cm" fo:padding-bottom="0.277cm" fo:padding-left="0.402cm" fo:padding-right="0.402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8.515cm" svg:height="8.364cm" svg:x="4.669cm" svg:y="8.576cm" svg:viewBox="0 0 8516 8365" svg:d="M0 8337c639 0 1290-116 1919 0 742 137 1302-254 1816-623 606-435 1259-785 1920-1141 657-354 1370-648 1816-1297 412-600 868-1234 933-1972 53-602 222-1254 0-1815-234-591-206-1433-1089-1453-882-20-1774-92-2646 52-853 141-1637 658-2127 1401-435 661-549 1468-363 2178 206 783 1191 994 1919 1194l623 259 571 156 518 104">
          <text:p/>
        </draw:path>
        <draw:path draw:style-name="gr3" draw:text-style-name="P1" draw:layer="layout" svg:width="7.808cm" svg:height="12.667cm" draw:transform="rotate (0.198094870101356) translate (3.75230786685105cm 6.19551786672368cm)" svg:viewBox="0 0 7809 12668" svg:d="M659 57c570-148 1115 49 1699-29 551-73 1093 175 1638 276 560 103 1108 323 1679 337 763 18 1294 515 1697 1028 362 460 518 1115 397 1720-123 609-421 1211-368 1831 80 931-921 741-1353 681-635-87-1245-334-1883-378-596-41-1181-96-1770-144-683-55-1536-2-1924 620-285 457-121 1090-367 1566-469 908 778 949 1159 1344 382 397 1005 418 1536 520 508 97 1022 181 1526 306 558 138 1155 71 1689 286 490 197 1315-125 1311 846-2 606 235 1193 274 1801">
          <text:p/>
        </draw:path>
        <draw:path draw:style-name="gr3" draw:text-style-name="P1" draw:layer="layout" svg:width="8cm" svg:height="2.73cm" draw:transform="rotate (-3.14159265358979) translate (11.922cm 8.68435024661301cm)" svg:viewBox="0 0 8001 2731" svg:d="M7024 2660c644 320 1103-516 946-1046-142-482 352-1248-498-1395-514-88-1026-168-1544-199-512-32-1029 0-1544 0s-1030 8-1545 0c-552-10-1562-152-1594 498-33 690-544 1066-1045 897h-200">
          <text:p/>
        </draw:path>
        <draw:path draw:style-name="gr3" draw:text-style-name="P1" draw:layer="layout" svg:width="5.319cm" svg:height="8.032cm" draw:transform="rotate (2.5541148273685) translate (8.44542107743387cm 21.5794137376473cm)" svg:viewBox="0 0 5320 8033" svg:d="M0 7976c660 245 1020-365 1540-590 476-206 920-507 1296-863 493-466 234-1216 216-1827-18-615-490-958-676-1482-209-591-404-1272 2-1870 351-518 1009-652 1382-1108 515-631 973 168 1323 490 612 564-112 973-461 1180-476 282-921 613-1382 920l-432 288-474 316-43 29">
          <text:p/>
        </draw:path>
        <draw:path draw:style-name="gr3" draw:text-style-name="P1" draw:layer="layout" svg:width="10.742cm" svg:height="6.743cm" draw:transform="rotate (1.5707963267949) translate (11.8926524301243cm 14.837cm)" svg:viewBox="0 0 10743 6744" svg:d="M4306 91c780-390 1041 566 1089 1038 65 632 125 1190 519 1608 533 565 1229 884 1919 1245 581 304 1176 252 1764 207 678-52 1205 580 1090 1142-94 460 416 1389-519 1297-523-51-1032 81-1557 52-552-30-1116 100-1660 0-496-91-1397 451-1400-571-1-571 209-1213-364-1660-449-350-983-640-1608-623-671 18-979-755-1141-1297-211-704-771-1133-1349-1452l-519-208-519-104-51-5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2T22:33:52.786777873</meta:creation-date>
    <dc:date>2016-03-02T22:36:33.340528773</dc:date>
    <meta:editing-duration>P0D</meta:editing-duration>
    <meta:editing-cycles>1</meta:editing-cycles>
    <meta:document-statistic meta:object-count="6"/>
    <meta:generator>LibreOffice/4.2.8.2$Linux_X86_64 LibreOffice_project/420m0$Build-2</meta:generator>
  </office:meta>
</office:document-meta>
</file>